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18cm" svg:height="0.218cm" svg:x="2.378cm" svg:y="2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18cm" svg:height="0.218cm" svg:x="1.336cm" svg:y="1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18cm" svg:height="0.218cm" svg:x="1.014cm" svg:y="0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18cm" svg:height="0.218cm" svg:x="3.409cm" svg:y="1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18cm" svg:height="0.218cm" svg:x="4.107cm" svg:y="1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18cm" svg:height="0.218cm" svg:x="2.44cm" svg:y="3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18cm" svg:height="0.218cm" svg:x="3.253cm" svg:y="3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18cm" svg:height="0.218cm" svg:x="1.628cm" svg:y="4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.419cm" svg:y1="1.818cm" svg:x2="2.492cm" svg:y2="2.433cm">
          <text:p/>
        </draw:line>
        <draw:line draw:style-name="gr2" draw:text-style-name="P1" draw:layer="layout" svg:x1="1.107cm" svg:y1="0.902cm" svg:x2="1.43cm" svg:y2="1.829cm">
          <text:p/>
        </draw:line>
        <draw:line draw:style-name="gr2" draw:text-style-name="P1" draw:layer="layout" svg:x1="3.503cm" svg:y1="2.089cm" svg:x2="2.492cm" svg:y2="2.434cm">
          <text:p/>
        </draw:line>
        <draw:line draw:style-name="gr2" draw:text-style-name="P1" draw:layer="layout" svg:x1="4.19cm" svg:y1="1.204cm" svg:x2="3.523cm" svg:y2="2.079cm">
          <text:p/>
        </draw:line>
        <draw:line draw:style-name="gr2" draw:text-style-name="P1" draw:layer="layout" svg:x1="2.544cm" svg:y1="3.391cm" svg:x2="2.492cm" svg:y2="2.434cm">
          <text:p/>
        </draw:line>
        <draw:line draw:style-name="gr2" draw:text-style-name="P1" draw:layer="layout" svg:x1="2.534cm" svg:y1="3.454cm" svg:x2="1.721cm" svg:y2="4.193cm">
          <text:p/>
        </draw:line>
        <draw:custom-shape draw:style-name="gr1" draw:text-style-name="P1" draw:layer="layout" svg:width="0.218cm" svg:height="0.218cm" svg:x="4.139cm" svg:y="2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504cm" svg:y1="2.09cm" svg:x2="4.253cm" svg:y2="2.683cm">
          <text:p/>
        </draw:line>
        <draw:custom-shape draw:style-name="gr1" draw:text-style-name="P1" draw:layer="layout" svg:width="0.218cm" svg:height="0.218cm" svg:x="3.43cm" svg:y="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556cm" svg:y1="3.476cm" svg:x2="3.379cm" svg:y2="3.549cm">
          <text:p/>
        </draw:line>
        <draw:line draw:style-name="gr2" draw:text-style-name="P1" draw:layer="layout" svg:x1="3.534cm" svg:y1="4.298cm" svg:x2="3.379cm" svg:y2="3.549cm">
          <text:p/>
        </draw:line>
        <draw:frame draw:style-name="gr3" draw:text-style-name="P1" draw:layer="layout" svg:width="0.552cm" svg:height="0.53cm" svg:x="0.919cm" svg:y="0.26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0.552cm" svg:height="0.53cm" svg:x="1.388cm" svg:y="1.23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0.552cm" svg:height="0.53cm" svg:x="2.201cm" svg:y="1.71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0.569cm" svg:height="0.53cm" svg:x="3.148cm" svg:y="1.39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0.552cm" svg:height="0.53cm" svg:x="3.784cm" svg:y="0.50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0.552cm" svg:height="0.53cm" svg:x="4.242cm" svg:y="2.67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0.552cm" svg:height="0.53cm" svg:x="1.888cm" svg:y="3.01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0.552cm" svg:height="0.53cm" svg:x="1.024cm" svg:y="3.96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draw:layer="layout" svg:width="0.552cm" svg:height="0.53cm" svg:x="3.44cm" svg:y="3.13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0.684cm" svg:height="0.53cm" svg:x="3.575cm" svg:y="4.00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1T21:08:33.032950339</meta:creation-date>
    <dc:date>2015-02-01T21:17:59.361323687</dc:date>
    <meta:editing-duration>P0D</meta:editing-duration>
    <meta:editing-cycles>1</meta:editing-cycles>
    <meta:document-statistic meta:object-count="29"/>
    <meta:generator>LibreOffice/4.1.6.2$Linux_X86_64 LibreOffice_project/410m0$Build-2</meta:generator>
  </office:meta>
</office:document-meta>
</file>

<file path=Object 1/content.xml><?xml version="1.0" encoding="utf-8"?>
<math xmlns="http://www.w3.org/1998/Math/MathML">
  <semantics>
    <mrow>
      <mstyle mathsize="12pt">
        <mrow>
          <mrow>
            <msub>
              <mi>v</mi>
              <mn>1</mn>
            </msub>
          </mrow>
        </mrow>
      </mstyle>
    </mrow>
    <annotation encoding="StarMath 5.0">size 12 {v_1}</annotation>
  </semantics>
</math>
</file>

<file path=Object 10/content.xml><?xml version="1.0" encoding="utf-8"?>
<math xmlns="http://www.w3.org/1998/Math/MathML">
  <semantics>
    <mrow>
      <mstyle mathsize="12pt">
        <mrow>
          <mrow>
            <msub>
              <mi>v</mi>
              <mn>10</mn>
            </msub>
          </mrow>
        </mrow>
      </mstyle>
    </mrow>
    <annotation encoding="StarMath 5.0">size 12 {v_10}</annotation>
  </semantics>
</math>
</file>

<file path=Object 2/content.xml><?xml version="1.0" encoding="utf-8"?>
<math xmlns="http://www.w3.org/1998/Math/MathML">
  <semantics>
    <mrow>
      <mstyle mathsize="12pt">
        <mrow>
          <mrow>
            <msub>
              <mi>v</mi>
              <mn>2</mn>
            </msub>
          </mrow>
        </mrow>
      </mstyle>
    </mrow>
    <annotation encoding="StarMath 5.0">size 12 {v_2}</annotation>
  </semantics>
</math>
</file>

<file path=Object 3/content.xml><?xml version="1.0" encoding="utf-8"?>
<math xmlns="http://www.w3.org/1998/Math/MathML">
  <semantics>
    <mrow>
      <mstyle mathsize="12pt">
        <mrow>
          <mrow>
            <msub>
              <mi>v</mi>
              <mn>3</mn>
            </msub>
          </mrow>
        </mrow>
      </mstyle>
    </mrow>
    <annotation encoding="StarMath 5.0">size 12 {v_3}</annotation>
  </semantics>
</math>
</file>

<file path=Object 4/content.xml><?xml version="1.0" encoding="utf-8"?>
<math xmlns="http://www.w3.org/1998/Math/MathML">
  <semantics>
    <mrow>
      <mstyle mathsize="12pt">
        <mrow>
          <mrow>
            <msub>
              <mi>v</mi>
              <mn>4</mn>
            </msub>
          </mrow>
        </mrow>
      </mstyle>
    </mrow>
    <annotation encoding="StarMath 5.0">size 12 {v_4}</annotation>
  </semantics>
</math>
</file>

<file path=Object 5/content.xml><?xml version="1.0" encoding="utf-8"?>
<math xmlns="http://www.w3.org/1998/Math/MathML">
  <semantics>
    <mrow>
      <mstyle mathsize="12pt">
        <mrow>
          <mrow>
            <msub>
              <mi>v</mi>
              <mn>5</mn>
            </msub>
          </mrow>
        </mrow>
      </mstyle>
    </mrow>
    <annotation encoding="StarMath 5.0">size 12 {v_5}</annotation>
  </semantics>
</math>
</file>

<file path=Object 6/content.xml><?xml version="1.0" encoding="utf-8"?>
<math xmlns="http://www.w3.org/1998/Math/MathML">
  <semantics>
    <mrow>
      <mstyle mathsize="12pt">
        <mrow>
          <mrow>
            <msub>
              <mi>v</mi>
              <mn>6</mn>
            </msub>
          </mrow>
        </mrow>
      </mstyle>
    </mrow>
    <annotation encoding="StarMath 5.0">size 12 {v_6}</annotation>
  </semantics>
</math>
</file>

<file path=Object 7/content.xml><?xml version="1.0" encoding="utf-8"?>
<math xmlns="http://www.w3.org/1998/Math/MathML">
  <semantics>
    <mrow>
      <mstyle mathsize="12pt">
        <mrow>
          <mrow>
            <msub>
              <mi>v</mi>
              <mn>7</mn>
            </msub>
          </mrow>
        </mrow>
      </mstyle>
    </mrow>
    <annotation encoding="StarMath 5.0">size 12 {v_7}</annotation>
  </semantics>
</math>
</file>

<file path=Object 8/content.xml><?xml version="1.0" encoding="utf-8"?>
<math xmlns="http://www.w3.org/1998/Math/MathML">
  <semantics>
    <mrow>
      <mstyle mathsize="12pt">
        <mrow>
          <mrow>
            <msub>
              <mi>v</mi>
              <mn>8</mn>
            </msub>
          </mrow>
        </mrow>
      </mstyle>
    </mrow>
    <annotation encoding="StarMath 5.0">size 12 {v_8}</annotation>
  </semantics>
</math>
</file>

<file path=Object 9/content.xml><?xml version="1.0" encoding="utf-8"?>
<math xmlns="http://www.w3.org/1998/Math/MathML">
  <semantics>
    <mrow>
      <mstyle mathsize="12pt">
        <mrow>
          <mrow>
            <msub>
              <mi>v</mi>
              <mn>9</mn>
            </msub>
          </mrow>
        </mrow>
      </mstyle>
    </mrow>
    <annotation encoding="StarMath 5.0">size 12 {v_9}</annotation>
  </semantics>
</math>
</file>